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style:text-properties fo:font-weight="bold" style:font-weight-asian="bold"/>
    </style:style>
    <style:style style:name="P2" style:parent-style-name="Normal" style:family="paragraph">
      <style:paragraph-properties fo:text-align="end"/>
      <style:text-properties fo:font-weight="bold" style:font-weight-asian="bold"/>
    </style:style>
    <style:style style:name="P3" style:parent-style-name="Normal" style:family="paragraph">
      <style:paragraph-properties fo:text-align="center"/>
      <style:text-properties fo:font-weight="bold" style:font-weight-asian="bold" fo:font-size="12pt" style:font-size-asian="12pt"/>
    </style:style>
    <style:style style:name="T4" style:parent-style-name="Policepardéfaut" style:family="text">
      <style:text-properties fo:font-weight="bold" style:font-weight-asian="bold"/>
    </style:style>
    <style:style style:name="T5" style:parent-style-name="Policepardéfaut" style:family="text">
      <style:text-properties fo:font-weight="bold" style:font-weight-asian="bold"/>
    </style:style>
    <style:style style:name="T6" style:parent-style-name="Policepardéfaut" style:family="text">
      <style:text-properties fo:font-weight="bold" style:font-weight-asian="bold"/>
    </style:style>
  </office:automatic-styles>
  <office:body>
    <office:text text:use-soft-page-breaks="true">
      <text:p text:style-name="P1">Projet MarieTeam</text:p>
      <text:p text:style-name="P2"/>
      <text:p text:style-name="P3">Choix des architectures retenues :</text:p>
      <text:p text:style-name="Normal">Dans le cadre du projet MarieTeam. Nous avons dû choisir entre plusieurs technologies dans différents contextes.</text:p>
      <text:p text:style-name="Normal"><text:span text:style-name="T4">PHP :</text:span><text:s text:c="2"/>Il s’agit d’un langage gratuit et facile à mettre en œuvre étant procédurale et ayant peu de contraintes (pas besoin de typer ses variables par exemple).<text:s/>Puis au vu du nombre d’heures que nous avons à disposition pour réaliser ce projet. Nous avons choisi de préférence un langage simple et qui demande peu de temps d’adaptation.<text:s/></text:p>
      <text:p text:style-name="Normal"><text:span text:style-name="T5">Mariadb :</text:span><text:s/>C’est le SGBD<text:s/>que nous avons le plus étudié en cours, et qui possède toutes les fonctionnalités dont nous avons besoin pour ce projet (triggers, procédures, contraintes, clés étrangères, primaires etc..).</text:p>
      <text:p text:style-name="Normal"><text:span text:style-name="T6">Jquery :</text:span><text:s/>Afin de rendre notre site dynamique et de pouvoir intégrer un système de fenêtre pop pour l'espace membre (registration, inscription). Nous avons choisi d'intégrer du Javascript à l'application.</text:p>
      <text:p text:style-name="Normal">Nous avons dû faire le choix entre utiliser du Javascript pur ou bien d'utiliser une librairie ou un framework. Après étude des différents possibilités la librairie Jquery à été retenue pour notre projet.</text:p>
      <text:p text:style-name="Normal">Le +: Jquery permet de gagner du temps dans le développement d'une solution car il permet de simplifier considérablement les lignes de codes Javascript. Une fonctionnalité Jquery peut remplacer plusieurs fonctionnalités natives du langage. Il permet également de s'initier plus facilement dans le Javascript du faite de ça s'implicité d'utilisation et de sa documentation très complète.</text:p>
      <text:p text:style-name="Normal">Le -: Comme toute librairie/framework, l'exécution prend plus de temps à cause du chargement de la librairie qui reste un fichier lourd supplémentaire à charger sur le site pour les clients. De plus Jquery reste une librairie qui sollicitera toujours le langage natif. Il est évident que programmer directement en Javascript est source de rapidité (évitent un chemin).</text:p>
      <text:p text:style-name="Normal">Sources:</text:p>
      <text:p text:style-name="Normal">https://w3cmasters.wordpress.com/2012/11/12/beaucoup-davantages-et-peu-dinconvenients/</text:p>
      <text:p text:style-name="Normal">https://code.i-harness.com/fr/q/1e016</text:p>
      <text:p text:style-name="Normal">https://openclassrooms.com/fr/courses/1424551-jquery-ecrivez-moins-pour-faire-plus/1424975-decouvrir-jquery</text:p>
      <text:p text:style-name="Normal">https://www.elephorm.com/tuto-ajax-jquery/conclusion-avantages-inconveni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uentin Thomine</meta:initial-creator>
    <dc:creator>Quentin Thomine</dc:creator>
    <meta:creation-date>2019-04-02T12:15:00Z</meta:creation-date>
    <dc:date>2019-04-02T12:35:00Z</dc:date>
    <meta:template xlink:href="Normal" xlink:type="simple"/>
    <meta:editing-cycles>2</meta:editing-cycles>
    <meta:editing-duration>PT1080S</meta:editing-duration>
    <meta:document-statistic meta:page-count="1" meta:paragraph-count="4" meta:word-count="338" meta:character-count="2199" meta:row-count="15" meta:non-whitespace-character-count="1865"/>
  </office:meta>
</office:document-meta>
</file>